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2cm" draw:marker-end-width="0.2cm" draw:fill="none" draw:textarea-horizontal-align="center" draw:textarea-vertical-align="middle" fo:padding-top="0.125cm" fo:padding-bottom="0.125cm" fo:padding-left="0.25cm" fo:padding-right="0.25cm"/>
    </style:style>
    <style:style style:name="gr2" style:family="graphic" style:parent-style-name="objectwithoutfill">
      <style:graphic-properties draw:stroke="dash" draw:stroke-dash="Ultrafine_20_Dashed" draw:fill="none" draw:textarea-horizontal-align="center" draw:textarea-vertical-align="middle"/>
    </style:style>
    <style:style style:name="gr3" style:family="graphic" style:parent-style-name="objectwithoutfill">
      <style:graphic-properties draw:marker-end="Arrow" draw:marker-end-width="0.2cm" draw:fill="none" draw:textarea-horizontal-align="center" draw:textarea-vertical-align="middl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6.5cm" svg:height="1cm" svg:x="3.5cm" svg:y="0.5cm">
          <text:p text:style-name="P1"><text:span text:style-name="T1">eclipse deep debugger plugin</text:span></text:p>
        </draw:rect>
        <draw:rect draw:style-name="gr1" draw:text-style-name="P1" draw:layer="layout" svg:width="6.501cm" svg:height="1cm" svg:x="3.499cm" svg:y="1.999cm">
          <text:p text:style-name="P1"><text:span text:style-name="T1">eclipse deep plugin</text:span></text:p>
        </draw:rect>
        <draw:rect draw:style-name="gr1" draw:text-style-name="P1" draw:layer="layout" svg:width="6.502cm" svg:height="1cm" svg:x="3.498cm" svg:y="3.498cm">
          <text:p text:style-name="P1"><text:span text:style-name="T1">ch.ntb.inf.deep (Compiler, Linker)</text:span></text:p>
        </draw:rect>
        <draw:rect draw:style-name="gr1" draw:text-style-name="P1" draw:layer="layout" svg:width="6.502cm" svg:height="1cm" svg:x="3.497cm" svg:y="4.997cm">
          <text:p text:style-name="P1"><text:span text:style-name="T1">ch.ntb.inf.mpc555UsbBdi</text:span></text:p>
        </draw:rect>
        <draw:rect draw:style-name="gr1" draw:text-style-name="P1" draw:layer="layout" svg:width="6.502cm" svg:height="2.004cm" svg:x="3.496cm" svg:y="6.496cm">
          <text:p text:style-name="P1"><text:span text:style-name="T1">ch.ntb.inf.libusbJava</text:span></text:p>
          <text:p text:style-name="P1"><text:span text:style-name="T1"/></text:p>
          <text:p text:style-name="P1"><text:span text:style-name="T1">LibusbJava.dll</text:span></text:p>
        </draw:rect>
        <draw:rect draw:style-name="gr1" draw:text-style-name="P1" draw:layer="layout" svg:width="6.502cm" svg:height="1cm" svg:x="3.496cm" svg:y="8.996cm">
          <text:p text:style-name="P1"><text:span text:style-name="T1">libusb</text:span></text:p>
        </draw:rect>
        <draw:rect draw:style-name="gr1" draw:text-style-name="P1" draw:layer="layout" svg:width="6.502cm" svg:height="1cm" svg:x="3.496cm" svg:y="10.496cm">
          <text:p text:style-name="P1"><text:span text:style-name="T1">Operating System</text:span></text:p>
        </draw:rect>
        <draw:line draw:style-name="gr2" draw:text-style-name="P2" draw:layer="layout" svg:x1="3.5cm" svg:y1="7.5cm" svg:x2="10cm" svg:y2="7.5cm">
          <text:p/>
        </draw:line>
        <draw:line draw:style-name="gr3" draw:text-style-name="P2" draw:layer="layout" svg:x1="6.75cm" svg:y1="1.5cm" svg:x2="6.75cm" svg:y2="2cm">
          <text:p/>
        </draw:line>
        <draw:line draw:style-name="gr3" draw:text-style-name="P2" draw:layer="layout" svg:x1="6.75cm" svg:y1="2.999cm" svg:x2="6.75cm" svg:y2="3.499cm">
          <text:p/>
        </draw:line>
        <draw:line draw:style-name="gr3" draw:text-style-name="P2" draw:layer="layout" svg:x1="6.75cm" svg:y1="4.499cm" svg:x2="6.75cm" svg:y2="4.999cm">
          <text:p/>
        </draw:line>
        <draw:line draw:style-name="gr3" draw:text-style-name="P2" draw:layer="layout" svg:x1="6.75cm" svg:y1="5.999cm" svg:x2="6.75cm" svg:y2="6.499cm">
          <text:p/>
        </draw:line>
        <draw:line draw:style-name="gr3" draw:text-style-name="P2" draw:layer="layout" svg:x1="6.75cm" svg:y1="8.499cm" svg:x2="6.75cm" svg:y2="8.999cm">
          <text:p/>
        </draw:line>
        <draw:line draw:style-name="gr3" draw:text-style-name="P2" draw:layer="layout" svg:x1="6.75cm" svg:y1="9.999cm" svg:x2="6.75cm" svg:y2="10.49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3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initial-creator>Urs Graf</meta:initial-creator>
    <meta:creation-date>2010-04-12T08:44:15</meta:creation-date>
    <dc:date>2014-01-03T11:31:50.98</dc:date>
    <meta:printed-by>Urs Graf</meta:printed-by>
    <meta:print-date>2010-04-12T09:03:01</meta:print-date>
    <meta:editing-cycles>16</meta:editing-cycles>
    <meta:editing-duration>PT6H42M46S</meta:editing-duration>
    <meta:document-statistic meta:object-count="14"/>
    <meta:user-defined meta:name="Info 1"/>
    <meta:user-defined meta:name="Info 2"/>
    <meta:user-defined meta:name="Info 3"/>
    <meta:user-defined meta:name="Info 4"/>
  </office:meta>
</office:document-meta>
</file>